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f3fdd" officeooo:paragraph-rsid="000f3fdd"/>
    </style:style>
    <style:style style:name="P2" style:family="paragraph" style:parent-style-name="Standard">
      <style:text-properties officeooo:rsid="000f9b26" officeooo:paragraph-rsid="000f9b26"/>
    </style:style>
    <style:style style:name="P3" style:family="paragraph" style:parent-style-name="Standard">
      <style:text-properties officeooo:rsid="000f9b26" officeooo:paragraph-rsid="000f9b26"/>
    </style:style>
    <style:style style:name="P4" style:family="paragraph" style:parent-style-name="Standard">
      <style:text-properties officeooo:rsid="00117ade" officeooo:paragraph-rsid="00117ade"/>
    </style:style>
    <style:style style:name="T1" style:family="text">
      <style:text-properties officeooo:rsid="00117a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 Notes</text:p>
      <text:p text:style-name="P1"/>
      <text:p text:style-name="P1">9/17/15</text:p>
      <text:p text:style-name="P1">The PcDuino is unable to be tested. <text:s/>The model provided was not working properly. <text:s/>However, this causes very little, if any concern, considering we were unlikely to pick the PcDuino due to our requirement of cheapest. </text:p>
      <text:p text:style-name="P1"/>
      <text:p text:style-name="P1">9/22/15</text:p>
      <text:p text:style-name="P1">We begin work on benchmarking the remaining candidates. <text:s/>The code we will be using to benchmark the two devices will test the addition, multiplication, division, trigonometric function in single and double point precision of two massively large arrays filled with random numbers. <text:s/></text:p>
      <text:p text:style-name="P1"/>
      <text:p text:style-name="P2">9/29/15</text:p>
      <text:p text:style-name="P2">Parallelized the code with OpenMP directive <text:span text:style-name="T1">#pragma </text:span>omp parallel for <text:span text:style-name="T1">num_threads( num_procs ) where num_procs is number of processors on the computer</text:span>. Ran the benchmark code on my laptop with and without the parallization.</text:p>
      <text:p text:style-name="P4">Number of processors: 4</text:p>
      <text:p text:style-name="P2">Without:</text:p>
      <text:p text:style-name="P2">Addition: 26.1815s</text:p>
      <text:p text:style-name="P2">Multiplication: 26.3276s</text:p>
      <text:p text:style-name="P2">Division: 45.4826s</text:p>
      <text:p text:style-name="P2">With OpenMP:</text:p>
      <text:p text:style-name="P2">Addition: 15.585s</text:p>
      <text:p text:style-name="P2">Multiplication: 15.76s</text:p>
      <text:p text:style-name="P2">Division: 24.807s</text:p>
      <text:p text:style-name="P2"/>
      <text:p text:style-name="P4">I'm looking into adding scheduling to the OpenMP to see if I can get it to run fa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antha </meta:initial-creator>
    <meta:creation-date>2015-09-22T14:17:43.798942032</meta:creation-date>
    <dc:date>2015-09-29T13:42:19.601298274</dc:date>
    <dc:creator>Christine Sorensen</dc:creator>
    <meta:editing-duration>P0D</meta:editing-duration>
    <meta:editing-cycles>3</meta:editing-cycles>
    <meta:generator>LibreOffice/4.2.8.2$Linux_X86_64 LibreOffice_project/420$Build-2</meta:generator>
    <meta:document-statistic meta:table-count="0" meta:image-count="0" meta:object-count="0" meta:page-count="1" meta:paragraph-count="17" meta:word-count="154" meta:character-count="996" meta:non-whitespace-character-count="853"/>
  </office:meta>
</office:document-meta>
</file>